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7.089cm"/>
    </style:style>
    <style:style style:name="gr3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4" style:family="graphic" style:parent-style-name="standard">
      <style:graphic-properties draw:marker-start="Symmetric_20_Arrow" draw:marker-end="Symmetric_20_Arrow" draw:marker-end-width="0.25cm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family="'Times New Roman'" style:font-pitch="variable"/>
    </style:style>
    <style:style style:name="T1" style:family="text">
      <style:text-properties fo:font-family="'Times New Roman'" style:font-pitch="variable"/>
    </style:style>
    <style:style style:name="T2" style:family="text">
      <style:text-properties fo:font-family="'Times New Roman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4.105cm" svg:height="1.994cm" svg:x="1.637cm" svg:y="0.536cm">
            <text:p text:style-name="P2"/>
          </draw:rect>
          <draw:frame draw:style-name="gr2" draw:text-style-name="P3" draw:layer="layout" svg:width="7.589cm" svg:height="0.954cm" svg:x="7.278cm" svg:y="1.162cm">
            <draw:text-box>
              <text:p text:style-name="P2"><text:span text:style-name="T1">ToolBus</text:span></text:p>
            </draw:text-box>
          </draw:frame>
        </draw:g>
        <draw:g>
          <draw:rect draw:style-name="gr3" draw:text-style-name="P1" draw:id="id1" draw:layer="layout" svg:width="4.243cm" svg:height="1.202cm" svg:x="1.935cm" svg:y="4.715cm">
            <text:p text:style-name="P4">Adapter</text:p>
          </draw:rect>
          <draw:line draw:style-name="gr4" draw:text-style-name="P1" draw:layer="layout" svg:x1="4.057cm" svg:y1="2.53cm" svg:x2="4.042cm" svg:y2="4.697cm">
            <text:p text:style-name="P2"/>
          </draw:line>
          <draw:rect draw:style-name="gr5" draw:text-style-name="P4" draw:id="id2" draw:layer="layout" svg:width="3.052cm" svg:height="3.2cm" svg:x="2.531cm" svg:y="7.071cm">
            <text:p text:style-name="P4">Program</text:p>
          </draw:rect>
          <draw:connector draw:style-name="gr6" draw:text-style-name="P1" draw:layer="layout" svg:x1="1.935cm" svg:y1="5.316cm" svg:x2="2.531cm" svg:y2="8.671cm" draw:start-shape="id1" draw:start-glue-point="3" draw:end-shape="id2" draw:end-glue-point="3">
            <text:p text:style-name="P2"/>
          </draw:connector>
          <draw:connector draw:style-name="gr6" draw:text-style-name="P1" draw:layer="layout" svg:x1="5.583cm" svg:y1="8.671cm" svg:x2="6.178cm" svg:y2="5.316cm" draw:start-shape="id2" draw:start-glue-point="1" draw:end-shape="id1" draw:end-glue-point="1">
            <text:p text:style-name="P2"/>
          </draw:connector>
        </draw:g>
        <draw:g>
          <draw:rect draw:style-name="gr3" draw:text-style-name="P1" draw:layer="layout" svg:width="4.243cm" svg:height="4.885cm" svg:x="11.24cm" svg:y="4.902cm">
            <text:p text:style-name="P2"/>
          </draw:rect>
          <draw:line draw:style-name="gr4" draw:text-style-name="P1" draw:layer="layout" svg:x1="13.362cm" svg:y1="2.643cm" svg:x2="13.347cm" svg:y2="4.81cm">
            <text:p text:style-name="P2"/>
          </draw:line>
          <draw:rect draw:style-name="gr5" draw:text-style-name="P4" draw:layer="layout" svg:width="3.052cm" svg:height="3.2cm" svg:x="11.947cm" svg:y="6.253cm">
            <text:p text:style-name="P4">Program</text:p>
          </draw:rect>
          <draw:frame draw:style-name="gr7" draw:text-style-name="P5" draw:layer="layout" svg:width="2.551cm" svg:height="0.954cm" svg:x="12.132cm" svg:y="5.098cm">
            <draw:text-box>
              <text:p text:style-name="P2"><text:span text:style-name="T2">Adapter</text:span></text:p>
            </draw:text-box>
          </draw:frame>
        </draw:g>
        <draw:frame draw:style-name="gr7" draw:text-style-name="P5" draw:layer="layout" svg:width="10.154cm" svg:height="0.954cm" svg:x="3.684cm" svg:y="10.792cm">
          <draw:text-box>
            <text:p text:style-name="P2"><text:span text:style-name="T2">(a) <text:s text:c="50"/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Arrowheads_20_5" draw:display-name="Arrowheads 5" svg:viewBox="0 0 250 250" svg:d="m125 0 125 250h-250z"/>
    <draw:marker draw:name="Arrowheads_20_6" draw:display-name="Arrowheads 6" svg:viewBox="0 0 250 250" svg:d="m125 0 125 250h-25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5:35:35</meta:creation-date>
    <dc:date>2007-10-28T17:01:00</dc:date>
    <dc:language>en-US</dc:language>
    <meta:editing-cycles>3</meta:editing-cycles>
    <meta:editing-duration>PT11M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